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06cm" fo:min-width="2.458cm"/>
    </style:style>
    <style:style style:name="gr2" style:family="graphic" style:parent-style-name="standard">
      <style:graphic-properties draw:textarea-horizontal-align="justify" draw:textarea-vertical-align="middle" draw:auto-grow-height="false" fo:min-height="0.906cm" fo:min-width="0.776cm"/>
    </style:style>
    <style:style style:name="gr3" style:family="graphic" style:parent-style-name="standard">
      <style:graphic-properties draw:textarea-horizontal-align="justify" draw:textarea-vertical-align="middle" draw:auto-grow-height="false" fo:min-height="0.332cm" fo:min-width="0.547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44cm" fo:min-width="0.817cm"/>
    </style:style>
    <style:style style:name="gr5" style:family="graphic" style:parent-style-name="standard">
      <style:graphic-properties draw:textarea-horizontal-align="justify" draw:textarea-vertical-align="middle" draw:auto-grow-height="false" fo:min-height="0.423cm" fo:min-width="0.437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949cm"/>
    </style:style>
    <style:style style:name="gr8" style:family="graphic" style:parent-style-name="standard">
      <style:graphic-properties draw:textarea-horizontal-align="justify" draw:textarea-vertical-align="middle" draw:auto-grow-height="false" fo:min-height="0.423cm" fo:min-width="0.438cm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none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style:text-underline-style="solid" style:text-underline-width="auto" style:text-underline-color="font-color"/>
    </style:style>
    <style:style style:name="P5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3pt" style:text-underline-style="none" style:font-size-asian="13pt" style:font-size-complex="13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958cm" svg:height="1.156cm" svg:x="5.768cm" svg:y="6.354cm">
          <text:p text:style-name="P1"><text:span text:style-name="T1">P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7" draw:id="id7" draw:layer="layout" svg:width="2.55cm" svg:height="2.312cm" svg:x="13.161cm" svg:y="5.522cm">
          <text:p text:style-name="P1"><text:span text:style-name="T2">Sustain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 xml:id="id6" draw:id="id6">
          <draw:custom-shape draw:style-name="gr3" draw:text-style-name="P2" draw:layer="layout" svg:width="1.479cm" svg:height="0.822cm" svg:x="1.517cm" svg:y="5.792cm">
            <text:p text:style-name="P1"><text:span text:style-name="T3">Pos.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1.861cm" svg:height="0.976cm" svg:x="1.332cm" svg:y="5.7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1" xml:id="id3" draw:id="id3" draw:layer="layout" svg:width="1.325cm" svg:height="0.951cm" svg:x="1.944cm" svg:y="2.697cm">
          <text:p text:style-name="P1"><text:span text:style-name="T4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" draw:id="id4" draw:layer="layout" svg:width="1.325cm" svg:height="0.951cm" svg:x="3.55cm" svg:y="2.697cm">
          <text:p text:style-name="P1"><text:span text:style-name="T4">D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" draw:id="id5" draw:layer="layout" svg:width="1.325cm" svg:height="0.951cm" svg:x="5.208cm" svg:y="2.671cm">
          <text:p text:style-name="P1"><text:span text:style-name="T4">Uni</text:span><text:span text:style-name="T4"> #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" draw:id="id1" draw:layer="layout" svg:width="1.325cm" svg:height="0.951cm" svg:x="1.587cm" svg:y="4.058cm">
          <text:p text:style-name="P4"><text:span text:style-name="T5">SS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2.912cm" svg:y1="4.533cm" svg:x2="5.768cm" svg:y2="6.932cm" draw:start-shape="id1" draw:start-glue-point="10" draw:end-shape="id2" draw:end-glue-point="3" svg:d="M2912 4533l2856 2399" svg:viewBox="0 0 2857 2400">
          <text:p/>
        </draw:connector>
        <draw:connector draw:style-name="gr6" draw:text-style-name="P3" draw:layer="layout" draw:type="line" svg:x1="3.075cm" svg:y1="3.509cm" svg:x2="7.247cm" svg:y2="6.354cm" draw:start-shape="id3" draw:start-glue-point="9" draw:end-shape="id2" draw:end-glue-point="0" svg:d="M3075 3509l4172 2845" svg:viewBox="0 0 4173 2846">
          <text:p/>
        </draw:connector>
        <draw:connector draw:style-name="gr6" draw:text-style-name="P3" draw:layer="layout" draw:type="line" svg:x1="4.213cm" svg:y1="3.648cm" svg:x2="7.247cm" svg:y2="6.354cm" draw:start-shape="id4" draw:start-glue-point="8" draw:end-shape="id2" draw:end-glue-point="0" svg:d="M4213 3648l3034 2706" svg:viewBox="0 0 3035 2707">
          <text:p/>
        </draw:connector>
        <draw:connector draw:style-name="gr6" draw:text-style-name="P3" draw:layer="layout" draw:type="line" svg:x1="5.871cm" svg:y1="3.622cm" svg:x2="7.247cm" svg:y2="6.354cm" draw:start-shape="id5" draw:start-glue-point="8" draw:end-shape="id2" draw:end-glue-point="0" svg:d="M5871 3622l1376 2732" svg:viewBox="0 0 1377 2733">
          <text:p/>
        </draw:connector>
        <draw:connector draw:style-name="gr6" draw:text-style-name="P3" draw:layer="layout" draw:type="line" svg:x1="3.193cm" svg:y1="6.216cm" svg:x2="5.768cm" svg:y2="6.932cm" draw:start-shape="id6" draw:start-glue-point="1" draw:end-shape="id2" draw:end-glue-point="3" svg:d="M3193 6216l2575 716" svg:viewBox="0 0 2576 717">
          <text:p/>
        </draw:connector>
        <draw:custom-shape draw:style-name="gr1" draw:text-style-name="P1" xml:id="id8" draw:id="id8" draw:layer="layout" svg:width="2.958cm" svg:height="1.156cm" svg:x="20.097cm" svg:y="6.328cm">
          <text:p text:style-name="P1"><text:span text:style-name="T1">INJU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8.726cm" svg:y1="6.932cm" svg:x2="13.161cm" svg:y2="6.678cm" draw:start-shape="id2" draw:start-glue-point="1" draw:end-shape="id7" draw:end-glue-point="5" svg:d="M8726 6932l4435-254" svg:viewBox="0 0 4436 255">
          <text:p/>
        </draw:connector>
        <draw:connector draw:style-name="gr6" draw:text-style-name="P3" draw:layer="layout" draw:type="line" svg:x1="15.711cm" svg:y1="6.678cm" svg:x2="20.097cm" svg:y2="6.906cm" draw:start-shape="id7" draw:start-glue-point="7" draw:end-shape="id8" draw:end-glue-point="3" svg:d="M15711 6678l4386 228" svg:viewBox="0 0 4387 229">
          <text:p/>
        </draw:connector>
        <draw:frame draw:style-name="gr7" draw:text-style-name="P5" draw:layer="layout" svg:width="2.498cm" svg:height="1.199cm" svg:x="10.664cm" svg:y="5.677cm">
          <draw:text-box>
            <text:p><text:span text:style-name="T1">(0,N)</text:span></text:p>
            <text:p><text:span text:style-name="T1">Player</text:span></text:p>
          </draw:text-box>
        </draw:frame>
        <draw:frame draw:style-name="gr7" draw:text-style-name="P5" draw:layer="layout" svg:width="2.499cm" svg:height="1.199cm" svg:x="16.478cm" svg:y="5.549cm">
          <draw:text-box>
            <text:p><text:span text:style-name="T1">(1,1)</text:span></text:p>
            <text:p><text:span text:style-name="T1">Injury</text:span></text:p>
          </draw:text-box>
        </draw:frame>
        <draw:custom-shape draw:style-name="gr5" draw:text-style-name="P1" xml:id="id10" draw:id="id10" draw:layer="layout" svg:width="1.325cm" svg:height="0.951cm" svg:x="20.43cm" svg:y="3.904cm">
          <text:p text:style-name="P1"><text:span text:style-name="T4">Date</text:span></text:p>
          <text:p text:style-name="P1"><text:span text:style-name="T4">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1" draw:id="id11" draw:layer="layout" svg:width="1.325cm" svg:height="0.951cm" svg:x="22.036cm" svg:y="3.904cm">
          <text:p text:style-name="P1"><text:span text:style-name="T4">Date</text:span></text:p>
          <text:p text:style-name="P1"><text:span text:style-name="T4">Of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2" draw:id="id12" draw:layer="layout" svg:width="1.325cm" svg:height="0.951cm" svg:x="23.591cm" svg:y="3.929cm">
          <text:p text:style-name="P1"><text:span text:style-name="T6">D</text:span><text:span text:style-name="T6">e</text:span><text:span text:style-name="T6">s</text:span><text:span text:style-name="T6">c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9" draw:id="id9" draw:layer="layout" svg:width="1.325cm" svg:height="0.951cm" svg:x="18.772cm" svg:y="3.878cm">
          <text:p text:style-name="P4"><text:span text:style-name="T5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3" draw:id="id13" draw:layer="layout" svg:width="1.325cm" svg:height="0.951cm" svg:x="24.739cm" svg:y="4.88cm">
          <text:p text:style-name="P1"><text:span text:style-name="T7">T</text:span><text:span text:style-name="T7">r</text:span><text:span text:style-name="T7">e</text:span><text:span text:style-name="T7">a</text:span><text:span text:style-name="T7">t-</text:span></text:p>
          <text:p text:style-name="P1"><text:span text:style-name="T7">m</text:span><text:span text:style-name="T7">e</text:span><text:span text:style-name="T7">n</text:span><text:span text:style-name="T7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21.576cm" svg:y1="6.328cm" svg:x2="19.435cm" svg:y2="4.829cm" draw:start-shape="id8" draw:start-glue-point="0" draw:end-shape="id9" draw:end-glue-point="8" svg:d="M21576 6328l-2141-1499" svg:viewBox="0 0 2142 1500">
          <text:p/>
        </draw:connector>
        <draw:connector draw:style-name="gr6" draw:text-style-name="P3" draw:layer="layout" draw:type="line" svg:x1="21.576cm" svg:y1="6.328cm" svg:x2="21.093cm" svg:y2="4.855cm" draw:start-shape="id8" draw:start-glue-point="0" draw:end-shape="id10" draw:end-glue-point="8" svg:d="M21576 6328l-483-1473" svg:viewBox="0 0 484 1474">
          <text:p/>
        </draw:connector>
        <draw:connector draw:style-name="gr6" draw:text-style-name="P3" draw:layer="layout" draw:type="line" svg:x1="21.576cm" svg:y1="6.328cm" svg:x2="22.699cm" svg:y2="4.855cm" draw:start-shape="id8" draw:start-glue-point="0" draw:end-shape="id11" draw:end-glue-point="8" svg:d="M21576 6328l1123-1473" svg:viewBox="0 0 1124 1474">
          <text:p/>
        </draw:connector>
        <draw:connector draw:style-name="gr6" draw:text-style-name="P3" draw:layer="layout" draw:type="line" svg:x1="21.576cm" svg:y1="6.328cm" svg:x2="24.254cm" svg:y2="4.88cm" draw:start-shape="id8" draw:start-glue-point="0" draw:end-shape="id12" draw:end-glue-point="8" svg:d="M21576 6328l2678-1448" svg:viewBox="0 0 2679 1449">
          <text:p/>
        </draw:connector>
        <draw:connector draw:style-name="gr6" draw:text-style-name="P3" draw:layer="layout" draw:type="line" svg:x1="21.576cm" svg:y1="6.328cm" svg:x2="24.933cm" svg:y2="5.692cm" draw:start-shape="id8" draw:start-glue-point="0" draw:end-shape="id13" draw:end-glue-point="7" svg:d="M21576 6328l3357-636" svg:viewBox="0 0 3358 637">
          <text:p/>
        </draw:connector>
        <draw:custom-shape draw:style-name="gr1" draw:text-style-name="P1" xml:id="id15" draw:id="id15" draw:layer="layout" svg:width="2.958cm" svg:height="1.156cm" svg:x="4.594cm" svg:y="15.806cm">
          <text:p text:style-name="P1"><text:span text:style-name="T1">C</text:span><text:span text:style-name="T1">O</text:span><text:span text:style-name="T1">A</text:span><text:span text:style-name="T1">C</text:span><text:span text:style-name="T1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1" draw:id="id21" draw:layer="layout" svg:width="2.958cm" svg:height="1.156cm" svg:x="12.678cm" svg:y="11.697cm">
          <text:p text:style-name="P1"><text:span text:style-name="T1">TE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7" draw:id="id27" draw:layer="layout" svg:width="2.958cm" svg:height="1.156cm" svg:x="23.359cm" svg:y="11.825cm">
          <text:p text:style-name="P1"><text:span text:style-name="T1">G</text:span><text:span text:style-name="T1">A</text:span><text:span text:style-name="T1">M</text:span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9" draw:id="id19">
          <draw:custom-shape draw:style-name="gr3" draw:text-style-name="P2" draw:layer="layout" svg:width="1.479cm" svg:height="0.822cm" svg:x="1.186cm" svg:y="16.505cm">
            <text:p text:style-name="P1"><text:span text:style-name="T3">Pos.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1.861cm" svg:height="0.976cm" svg:x="1cm" svg:y="16.4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" draw:text-style-name="P1" xml:id="id17" draw:id="id17" draw:layer="layout" svg:width="1.326cm" svg:height="0.951cm" svg:x="1.612cm" svg:y="13.41cm">
          <text:p text:style-name="P1"><text:span text:style-name="T4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6" draw:id="id16" draw:layer="layout" svg:width="1.326cm" svg:height="0.951cm" svg:x="3.218cm" svg:y="13.41cm">
          <text:p text:style-name="P1"><text:span text:style-name="T4">D</text:span><text:span text:style-name="T4">O</text:span><text:span text:style-name="T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4" draw:id="id14" draw:layer="layout" svg:width="1.325cm" svg:height="0.951cm" svg:x="4.876cm" svg:y="13.384cm">
          <text:p text:style-name="P1"><text:span text:style-name="T4">Uni</text:span><text:span text:style-name="T4"> #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8" draw:id="id18" draw:layer="layout" svg:width="1.325cm" svg:height="0.951cm" svg:x="1.255cm" svg:y="14.771cm">
          <text:p text:style-name="P4"><text:span text:style-name="T5">SS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5.539cm" svg:y1="14.335cm" svg:x2="6.073cm" svg:y2="15.806cm" draw:start-shape="id14" draw:start-glue-point="8" draw:end-shape="id15" draw:end-glue-point="0" svg:d="M5539 14335l534 1471" svg:viewBox="0 0 535 1472">
          <text:p/>
        </draw:connector>
        <draw:connector draw:style-name="gr6" draw:text-style-name="P3" draw:layer="layout" draw:type="line" svg:x1="3.881cm" svg:y1="14.361cm" svg:x2="6.073cm" svg:y2="15.806cm" draw:start-shape="id16" draw:start-glue-point="8" draw:end-shape="id15" draw:end-glue-point="0" svg:d="M3881 14361l2192 1445" svg:viewBox="0 0 2193 1446">
          <text:p/>
        </draw:connector>
        <draw:connector draw:style-name="gr6" draw:text-style-name="P3" draw:layer="layout" draw:type="line" svg:x1="2.275cm" svg:y1="14.361cm" svg:x2="6.073cm" svg:y2="15.806cm" draw:start-shape="id17" draw:start-glue-point="8" draw:end-shape="id15" draw:end-glue-point="0" svg:d="M2275 14361l3798 1445" svg:viewBox="0 0 3799 1446">
          <text:p/>
        </draw:connector>
        <draw:connector draw:style-name="gr6" draw:text-style-name="P3" draw:layer="layout" draw:type="line" svg:x1="2.58cm" svg:y1="15.246cm" svg:x2="4.594cm" svg:y2="16.384cm" draw:start-shape="id18" draw:start-glue-point="10" draw:end-shape="id15" draw:end-glue-point="3" svg:d="M2580 15246l2014 1138" svg:viewBox="0 0 2015 1139">
          <text:p/>
        </draw:connector>
        <draw:connector draw:style-name="gr6" draw:text-style-name="P3" draw:layer="layout" draw:type="line" svg:x1="2.861cm" svg:y1="16.929cm" svg:x2="4.594cm" svg:y2="16.384cm" draw:start-shape="id19" draw:start-glue-point="1" draw:end-shape="id15" draw:end-glue-point="3" svg:d="M2861 16929l1733-545" svg:viewBox="0 0 1734 546">
          <text:p/>
        </draw:connector>
        <draw:custom-shape draw:style-name="gr2" draw:text-style-name="P1" xml:id="id20" draw:id="id20" draw:layer="layout" svg:width="2.55cm" svg:height="2.312cm" svg:x="8.266cm" svg:y="8.759cm">
          <text:p text:style-name="P1"><text:span text:style-name="T2">Plays</text:span></text:p>
          <text:p text:style-name="P1"><text:span text:style-name="T2">F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22" draw:id="id22" draw:layer="layout" svg:width="2.55cm" svg:height="2.312cm" svg:x="9.514cm" svg:y="13.641cm">
          <text:p text:style-name="P1"><text:span text:style-name="T2">Coaches</text:span></text:p>
          <text:p text:style-name="P1"><text:span text:style-name="T2">F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3" draw:layer="layout" draw:type="line" svg:x1="7.247cm" svg:y1="7.51cm" svg:x2="8.266cm" svg:y2="9.915cm" draw:start-shape="id2" draw:start-glue-point="2" draw:end-shape="id20" draw:end-glue-point="5" svg:d="M7247 7510l1019 2405" svg:viewBox="0 0 1020 2406">
          <text:p/>
        </draw:connector>
        <draw:connector draw:style-name="gr6" draw:text-style-name="P3" draw:layer="layout" draw:type="line" svg:x1="10.816cm" svg:y1="9.915cm" svg:x2="12.678cm" svg:y2="12.275cm" draw:start-shape="id20" draw:start-glue-point="7" draw:end-shape="id21" draw:end-glue-point="3" svg:d="M10816 9915l1862 2360" svg:viewBox="0 0 1863 2361">
          <text:p/>
        </draw:connector>
        <draw:connector draw:style-name="gr6" draw:text-style-name="P3" draw:layer="layout" draw:type="line" svg:x1="7.552cm" svg:y1="16.384cm" svg:x2="9.514cm" svg:y2="14.797cm" draw:start-shape="id15" draw:start-glue-point="1" draw:end-shape="id22" draw:end-glue-point="5" svg:d="M7552 16384l1962-1587" svg:viewBox="0 0 1963 1588">
          <text:p/>
        </draw:connector>
        <draw:connector draw:style-name="gr6" draw:text-style-name="P3" draw:layer="layout" draw:type="line" svg:x1="12.064cm" svg:y1="14.797cm" svg:x2="14.157cm" svg:y2="12.853cm" draw:start-shape="id22" draw:start-glue-point="7" draw:end-shape="id21" draw:end-glue-point="2" svg:d="M12064 14797l2093-1944" svg:viewBox="0 0 2094 1945">
          <text:p/>
        </draw:connector>
        <draw:frame draw:style-name="gr7" draw:text-style-name="P5" draw:layer="layout" svg:width="2.498cm" svg:height="1.199cm" svg:x="5.948cm" svg:y="8.221cm">
          <draw:text-box>
            <text:p><text:span text:style-name="T1">(0,1)</text:span></text:p>
            <text:p><text:span text:style-name="T1">Playe</text:span><text:span text:style-name="T1">r</text:span></text:p>
          </draw:text-box>
        </draw:frame>
        <draw:frame draw:style-name="gr7" draw:text-style-name="P5" draw:layer="layout" svg:width="2.498cm" svg:height="1.199cm" svg:x="10.002cm" svg:y="10.738cm">
          <draw:text-box>
            <text:p><text:span text:style-name="T1">(24, 40)</text:span></text:p>
            <text:p><text:span text:style-name="T1">Team</text:span></text:p>
          </draw:text-box>
        </draw:frame>
        <draw:frame draw:style-name="gr7" draw:text-style-name="P5" draw:layer="layout" svg:width="2.498cm" svg:height="1.199cm" svg:x="7.554cm" svg:y="13.949cm">
          <draw:text-box>
            <text:p><text:span text:style-name="T1">(0,1</text:span><text:span text:style-name="T1">)</text:span></text:p>
            <text:p><text:span text:style-name="T1">Co</text:span><text:span text:style-name="T1">ach</text:span></text:p>
          </draw:text-box>
        </draw:frame>
        <draw:frame draw:style-name="gr7" draw:text-style-name="P5" draw:layer="layout" svg:width="2.498cm" svg:height="1.199cm" svg:x="10.665cm" svg:y="5.678cm">
          <draw:text-box>
            <text:p><text:span text:style-name="T1">(0,N)</text:span></text:p>
            <text:p><text:span text:style-name="T1">Player</text:span></text:p>
          </draw:text-box>
        </draw:frame>
        <draw:frame draw:style-name="gr7" draw:text-style-name="P5" draw:layer="layout" svg:width="2.498cm" svg:height="1.199cm" svg:x="12.807cm" svg:y="14.103cm">
          <draw:text-box>
            <text:p><text:span text:style-name="T1">(0,</text:span><text:span text:style-name="T1">N)</text:span></text:p>
            <text:p><text:span text:style-name="T1">Te</text:span><text:span text:style-name="T1">am</text:span></text:p>
          </draw:text-box>
        </draw:frame>
        <draw:custom-shape draw:style-name="gr5" draw:text-style-name="P4" xml:id="id23" draw:id="id23" draw:layer="layout" svg:width="1.325cm" svg:height="0.951cm" svg:x="12.679cm" svg:y="9.736cm">
          <text:p text:style-name="P4"><text:span text:style-name="T5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4" draw:id="id24" draw:layer="layout" svg:width="1.325cm" svg:height="0.951cm" svg:x="14.285cm" svg:y="9.736cm">
          <text:p text:style-name="P1"><text:span text:style-name="T4">C</text:span><text:span text:style-name="T4">i</text:span><text:span text:style-name="T4">t</text:span><text:span text:style-name="T4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13.342cm" svg:y1="10.687cm" svg:x2="14.157cm" svg:y2="11.697cm" draw:start-shape="id23" draw:start-glue-point="8" draw:end-shape="id21" draw:end-glue-point="0" svg:d="M13342 10687l815 1010" svg:viewBox="0 0 816 1011">
          <text:p/>
        </draw:connector>
        <draw:connector draw:style-name="gr6" draw:text-style-name="P3" draw:layer="layout" draw:type="line" svg:x1="14.948cm" svg:y1="10.687cm" svg:x2="14.157cm" svg:y2="11.697cm" draw:start-shape="id24" draw:start-glue-point="8" draw:end-shape="id21" draw:end-glue-point="0" svg:d="M14948 10687l-791 1010" svg:viewBox="0 0 792 1011">
          <text:p/>
        </draw:connector>
        <draw:custom-shape draw:style-name="gr2" draw:text-style-name="P1" xml:id="id25" draw:id="id25" draw:layer="layout" svg:width="2.55cm" svg:height="2.312cm" svg:x="18.359cm" svg:y="8.811cm">
          <text:p text:style-name="P1"><text:span text:style-name="T2">Host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26" draw:id="id26" draw:layer="layout" svg:width="2.55cm" svg:height="2.312cm" svg:x="18.311cm" svg:y="14.289cm">
          <text:p text:style-name="P1"><text:span text:style-name="T2">V</text:span><text:span text:style-name="T2">i</text:span><text:span text:style-name="T2">s</text:span><text:span text:style-name="T2">i</text:span><text:span text:style-name="T2">t</text:span><text:span text:style-name="T2">e</text:span><text:span text:style-name="T2">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3" draw:layer="layout" draw:type="line" svg:x1="15.636cm" svg:y1="12.275cm" svg:x2="18.359cm" svg:y2="9.967cm" draw:start-shape="id21" draw:start-glue-point="1" draw:end-shape="id25" draw:end-glue-point="5" svg:d="M15636 12275l2723-2308" svg:viewBox="0 0 2724 2309">
          <text:p/>
        </draw:connector>
        <draw:connector draw:style-name="gr6" draw:text-style-name="P3" draw:layer="layout" draw:type="line" svg:x1="15.636cm" svg:y1="12.275cm" svg:x2="18.311cm" svg:y2="15.445cm" draw:start-shape="id21" draw:start-glue-point="1" draw:end-shape="id26" draw:end-glue-point="5" svg:d="M15636 12275l2675 3170" svg:viewBox="0 0 2676 3171">
          <text:p/>
        </draw:connector>
        <draw:connector draw:style-name="gr6" draw:text-style-name="P3" draw:layer="layout" draw:type="line" svg:x1="20.861cm" svg:y1="15.445cm" svg:x2="23.359cm" svg:y2="12.403cm" draw:start-shape="id26" draw:start-glue-point="7" draw:end-shape="id27" svg:d="M20861 15445l2498-3042" svg:viewBox="0 0 2499 3043">
          <text:p/>
        </draw:connector>
        <draw:connector draw:style-name="gr6" draw:text-style-name="P3" draw:layer="layout" draw:type="line" svg:x1="20.909cm" svg:y1="9.967cm" svg:x2="23.359cm" svg:y2="12.403cm" draw:start-shape="id25" draw:start-glue-point="7" draw:end-shape="id27" draw:end-glue-point="3" svg:d="M20909 9967l2450 2436" svg:viewBox="0 0 2451 2437">
          <text:p/>
        </draw:connector>
        <draw:frame draw:style-name="gr9" draw:text-style-name="P5" draw:layer="layout" svg:width="2.499cm" svg:height="1.673cm" svg:x="16.913cm" svg:y="10.765cm">
          <draw:text-box>
            <text:p><text:span text:style-name="T1">(0,N)</text:span></text:p>
            <text:p><text:span text:style-name="T1">Home Team</text:span></text:p>
          </draw:text-box>
        </draw:frame>
        <draw:frame draw:style-name="gr7" draw:text-style-name="P5" draw:layer="layout" svg:width="2.499cm" svg:height="1.199cm" svg:x="21.604cm" svg:y="9.814cm">
          <draw:text-box>
            <text:p><text:span text:style-name="T1">(1,1)</text:span></text:p>
            <text:p><text:span text:style-name="T1">Game</text:span></text:p>
          </draw:text-box>
        </draw:frame>
        <draw:frame draw:style-name="gr9" draw:text-style-name="P5" draw:layer="layout" svg:width="2.499cm" svg:height="1.673cm" svg:x="17.015cm" svg:y="13.051cm">
          <draw:text-box>
            <text:p><text:span text:style-name="T1">(0,N)</text:span></text:p>
            <text:p><text:span text:style-name="T1">Away Team</text:span></text:p>
          </draw:text-box>
        </draw:frame>
        <draw:frame draw:style-name="gr7" draw:text-style-name="P5" draw:layer="layout" svg:width="2.498cm" svg:height="1.199cm" svg:x="20.892cm" svg:y="12.898cm">
          <draw:text-box>
            <text:p><text:span text:style-name="T1">(1,1)</text:span></text:p>
            <text:p><text:span text:style-name="T1">Game</text:span></text:p>
          </draw:text-box>
        </draw:frame>
        <draw:custom-shape draw:style-name="gr5" draw:text-style-name="P1" xml:id="id29" draw:id="id29" draw:layer="layout" svg:width="1.325cm" svg:height="0.951cm" svg:x="23.056cm" svg:y="14.719cm">
          <text:p text:style-name="P1"><text:span text:style-name="T4">Start</text:span></text:p>
          <text:p text:style-name="P1"><text:span text:style-name="T4">Ti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0" draw:id="id30" draw:layer="layout" svg:width="1.325cm" svg:height="0.951cm" svg:x="24.406cm" svg:y="15.438cm">
          <text:p text:style-name="P1"><text:span text:style-name="T4">S</text:span><text:span text:style-name="T4">c</text:span><text:span text:style-name="T4">or</text:span><text:span text:style-name="T4">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31" draw:id="id31" draw:layer="layout" svg:width="1.325cm" svg:height="0.951cm" svg:x="25.529cm" svg:y="14.333cm">
          <text:p text:style-name="P1"><text:span text:style-name="T1">Inning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28" draw:id="id28" draw:layer="layout" svg:width="1.325cm" svg:height="0.951cm" svg:x="21.602cm" svg:y="15.13cm">
          <text:p text:style-name="P4"><text:span text:style-name="T5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24.838cm" svg:y1="12.981cm" svg:x2="22.265cm" svg:y2="15.13cm" draw:start-shape="id27" draw:start-glue-point="2" draw:end-shape="id28" draw:end-glue-point="4" svg:d="M24838 12981l-2573 2149" svg:viewBox="0 0 2574 2150">
          <text:p/>
        </draw:connector>
        <draw:connector draw:style-name="gr6" draw:text-style-name="P3" draw:layer="layout" draw:type="line" svg:x1="24.838cm" svg:y1="12.981cm" svg:x2="23.719cm" svg:y2="14.719cm" draw:start-shape="id27" draw:start-glue-point="2" draw:end-shape="id29" draw:end-glue-point="4" svg:d="M24838 12981l-1119 1738" svg:viewBox="0 0 1120 1739">
          <text:p/>
        </draw:connector>
        <draw:connector draw:style-name="gr6" draw:text-style-name="P3" draw:layer="layout" draw:type="line" svg:x1="24.838cm" svg:y1="12.981cm" svg:x2="25.069cm" svg:y2="15.438cm" draw:start-shape="id27" draw:start-glue-point="2" draw:end-shape="id30" draw:end-glue-point="4" svg:d="M24838 12981l231 2457" svg:viewBox="0 0 232 2458">
          <text:p/>
        </draw:connector>
        <draw:connector draw:style-name="gr6" draw:text-style-name="P3" draw:layer="layout" draw:type="line" svg:x1="24.838cm" svg:y1="12.981cm" svg:x2="26.192cm" svg:y2="14.333cm" draw:start-shape="id27" draw:start-glue-point="2" draw:end-shape="id31" draw:end-glue-point="4" svg:d="M24838 12981l1354 1352" svg:viewBox="0 0 1355 1353">
          <text:p/>
        </draw:connector>
        <draw:custom-shape draw:style-name="gr5" draw:text-style-name="P1" xml:id="id32" draw:id="id32" draw:layer="layout" svg:width="1.325cm" svg:height="0.951cm" svg:x="23.259cm" svg:y="16.978cm">
          <text:p text:style-name="P1"><text:span text:style-name="T4">Hom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33" draw:id="id33" draw:layer="layout" svg:width="1.325cm" svg:height="0.951cm" svg:x="25.217cm" svg:y="16.85cm">
          <text:p text:style-name="P1"><text:span text:style-name="T4">Awa</text:span><text:span text:style-name="T4">y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3" draw:layer="layout" draw:type="line" svg:x1="24.6cm" svg:y1="16.25cm" svg:x2="23.922cm" svg:y2="16.978cm" draw:start-shape="id30" draw:start-glue-point="7" draw:end-shape="id32" draw:end-glue-point="4" svg:d="M24600 16250l-678 728" svg:viewBox="0 0 679 729">
          <text:p/>
        </draw:connector>
        <draw:connector draw:style-name="gr6" draw:text-style-name="P3" draw:layer="layout" draw:type="line" svg:x1="25.537cm" svg:y1="16.25cm" svg:x2="25.88cm" svg:y2="16.85cm" draw:start-shape="id30" draw:start-glue-point="9" draw:end-shape="id33" draw:end-glue-point="4" svg:d="M25537 16250l343 600" svg:viewBox="0 0 344 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7T15:22:14.433520832</meta:creation-date>
    <dc:date>2019-06-17T19:15:44.512617509</dc:date>
    <meta:editing-duration>PT1H39M31S</meta:editing-duration>
    <meta:editing-cycles>19</meta:editing-cycles>
    <meta:generator>LibreOffice/6.0.7.3$Linux_X86_64 LibreOffice_project/00m0$Build-3</meta:generator>
    <meta:document-statistic meta:object-count="81"/>
  </office:meta>
</office:document-meta>
</file>